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font-name="Times New Roman" officeooo:rsid="00206516" officeooo:paragraph-rsid="00206516"/>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8093a3" officeooo:paragraph-rsid="008093a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text-properties style:font-name="Times New Roman"/>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fo:font-weight="bold" officeooo:rsid="00206516" officeooo:paragraph-rsid="008093a3" style:font-weight-asian="bold" style:font-weight-complex="bold"/>
    </style:style>
    <style:style style:name="P18" style:family="paragraph" style:parent-style-name="Standard">
      <style:text-properties style:text-underline-style="none" fo:font-weight="normal" officeooo:rsid="00820e8d" officeooo:paragraph-rsid="00817abf" style:font-weight-asian="normal" style:font-weight-complex="normal"/>
    </style:style>
    <style:style style:name="P19" style:family="paragraph" style:parent-style-name="Standard">
      <style:text-properties style:text-underline-style="none" fo:font-weight="normal" officeooo:rsid="00820e8d" officeooo:paragraph-rsid="0082be49" style:font-weight-asian="normal" style:font-weight-complex="normal"/>
    </style:style>
    <style:style style:name="P20" style:family="paragraph" style:parent-style-name="Standard">
      <style:text-properties style:text-underline-style="none" fo:font-weight="normal" officeooo:rsid="0083fd6e" officeooo:paragraph-rsid="00817abf" style:font-weight-asian="normal" style:font-weight-complex="normal"/>
    </style:style>
    <style:style style:name="P21" style:family="paragraph" style:parent-style-name="Standard" style:list-style-name="L1">
      <style:text-properties style:text-underline-style="none" fo:font-weight="normal" officeooo:rsid="0083fd6e" officeooo:paragraph-rsid="00817abf" style:font-weight-asian="normal" style:font-weight-complex="normal"/>
    </style:style>
    <style:style style:name="P22" style:family="paragraph" style:parent-style-name="Standard" style:list-style-name="L1">
      <style:text-properties style:text-underline-style="none" fo:font-weight="normal" officeooo:rsid="00885a89" officeooo:paragraph-rsid="00817abf" style:font-weight-asian="normal" style:font-weight-complex="normal"/>
    </style:style>
    <style:style style:name="P23" style:family="paragraph" style:parent-style-name="Standard" style:list-style-name="L2">
      <style:text-properties style:text-underline-style="none" fo:font-weight="normal" officeooo:rsid="0086f426" officeooo:paragraph-rsid="00817abf" style:font-weight-asian="normal" style:font-weight-complex="normal"/>
    </style:style>
    <style:style style:name="P24" style:family="paragraph" style:parent-style-name="Standard">
      <style:text-properties style:text-underline-style="none" fo:font-weight="normal" officeooo:rsid="00817abf" officeooo:paragraph-rsid="00817abf" style:font-weight-asian="normal" style:font-weight-complex="normal"/>
    </style:style>
    <style:style style:name="P25" style:family="paragraph" style:parent-style-name="Standard" style:list-style-name="L2">
      <style:text-properties style:text-underline-style="none" fo:font-weight="normal" officeooo:rsid="00817abf" officeooo:paragraph-rsid="00817abf" style:font-weight-asian="normal" style:font-weight-complex="normal"/>
    </style:style>
    <style:style style:name="P26" style:family="paragraph" style:parent-style-name="Standard">
      <style:text-properties style:text-underline-style="none" fo:font-weight="normal" officeooo:rsid="007cf309" officeooo:paragraph-rsid="0082be49" style:font-weight-asian="normal" style:font-weight-complex="normal"/>
    </style:style>
    <style:style style:name="P27" style:family="paragraph" style:parent-style-name="Standard" style:list-style-name="L3">
      <style:text-properties style:text-underline-style="none" fo:font-weight="normal" officeooo:rsid="008dc042" officeooo:paragraph-rsid="0082be49" style:font-weight-asian="normal" style:font-weight-complex="normal"/>
    </style:style>
    <style:style style:name="P28" style:family="paragraph" style:parent-style-name="Standard">
      <style:text-properties style:text-underline-style="solid" style:text-underline-width="auto" style:text-underline-color="font-color" fo:font-weight="bold" officeooo:rsid="007cf309" officeooo:paragraph-rsid="00817abf"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7cf309" officeooo:paragraph-rsid="0082be49" style:font-weight-asian="bold" style:font-weight-complex="bold"/>
    </style:style>
    <style:style style:name="P30" style:family="paragraph" style:parent-style-name="Standard">
      <style:text-properties officeooo:paragraph-rsid="00817abf"/>
    </style:style>
    <style:style style:name="P31" style:family="paragraph" style:parent-style-name="Standard">
      <style:text-properties fo:font-style="italic" style:text-underline-style="none" fo:font-weight="normal" officeooo:rsid="00820e8d" officeooo:paragraph-rsid="0082be49" style:font-style-asian="italic" style:font-weight-asian="normal" style:font-style-complex="italic" style:font-weight-complex="normal"/>
    </style:style>
    <style:style style:name="P32" style:family="paragraph" style:parent-style-name="Standard">
      <style:paragraph-properties fo:margin-left="0.4925in" fo:margin-right="0in" fo:text-indent="0in" style:auto-text-indent="false"/>
      <style:text-properties fo:font-style="italic" style:text-underline-style="none" fo:font-weight="normal" officeooo:rsid="00820e8d" officeooo:paragraph-rsid="0082be49" style:font-style-asian="italic" style:font-weight-asian="normal" style:font-style-complex="italic" style:font-weight-complex="normal"/>
    </style:style>
    <style:style style:name="P33" style:family="paragraph" style:parent-style-name="Standard" style:list-style-name="L3">
      <style:text-properties officeooo:rsid="008c2025" officeooo:paragraph-rsid="0082be49"/>
    </style:style>
    <style:style style:name="P34" style:family="paragraph" style:parent-style-name="Standard" style:list-style-name="L3">
      <style:text-properties officeooo:rsid="008dc042" officeooo:paragraph-rsid="0082be49"/>
    </style:style>
    <style:style style:name="P35" style:family="paragraph" style:parent-style-name="Standard">
      <style:text-properties officeooo:paragraph-rsid="0082be49"/>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82e270"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03dab"/>
    </style:style>
    <style:style style:name="T16" style:family="text">
      <style:text-properties officeooo:rsid="008431bb"/>
    </style:style>
    <style:style style:name="T17" style:family="text">
      <style:text-properties officeooo:rsid="008093a3"/>
    </style:style>
    <style:style style:name="T18" style:family="text">
      <style:text-properties officeooo:rsid="0081dbe3"/>
    </style:style>
    <style:style style:name="T19" style:family="text">
      <style:text-properties officeooo:rsid="00847234"/>
    </style:style>
    <style:style style:name="T20" style:family="text">
      <style:text-properties officeooo:rsid="00879a2c"/>
    </style:style>
    <style:style style:name="T21" style:family="text">
      <style:text-properties officeooo:rsid="00817abf"/>
    </style:style>
    <style:style style:name="T22" style:family="text">
      <style:text-properties officeooo:rsid="00828ff7"/>
    </style:style>
    <style:style style:name="T23" style:family="text">
      <style:text-properties style:text-underline-style="none" fo:font-weight="normal" officeooo:rsid="00885a89" style:font-weight-asian="normal" style:font-weight-complex="normal"/>
    </style:style>
    <style:style style:name="T24" style:family="text">
      <style:text-properties style:text-underline-style="none" fo:font-weight="normal" officeooo:rsid="008c2025" style:font-weight-asian="normal" style:font-weight-complex="normal"/>
    </style:style>
    <style:style style:name="T25" style:family="text">
      <style:text-properties style:text-underline-style="none" fo:font-weight="normal" officeooo:rsid="0082be49" style:font-weight-asian="normal" style:font-weight-complex="normal"/>
    </style:style>
    <style:style style:name="T26" style:family="text">
      <style:text-properties officeooo:rsid="00885a89"/>
    </style:style>
    <style:style style:name="T27" style:family="text">
      <style:text-properties officeooo:rsid="0083fd6e"/>
    </style:style>
    <style:style style:name="T28" style:family="text">
      <style:text-properties officeooo:rsid="00855ff7"/>
    </style:style>
    <style:style style:name="T29" style:family="text">
      <style:text-properties officeooo:rsid="00824b28"/>
    </style:style>
    <style:style style:name="T30" style:family="text">
      <style:text-properties officeooo:rsid="0089b355"/>
    </style:style>
    <style:style style:name="T31" style:family="text">
      <style:text-properties officeooo:rsid="0089f61c"/>
    </style:style>
    <style:style style:name="T32" style:family="text">
      <style:text-properties officeooo:rsid="008fd177"/>
    </style:style>
    <style:style style:name="T33" style:family="text">
      <style:text-properties officeooo:rsid="0088879f"/>
    </style:style>
    <style:style style:name="T34" style:family="text">
      <style:text-properties officeooo:rsid="008c2025"/>
    </style:style>
    <style:style style:name="T35" style:family="text">
      <style:text-properties officeooo:rsid="008dc042"/>
    </style:style>
    <style:style style:name="T36" style:family="text">
      <style:text-properties officeooo:rsid="00902815"/>
    </style:style>
    <style:style style:name="T37" style:family="text">
      <style:text-properties officeooo:rsid="0082be49"/>
    </style:style>
    <style:style style:name="T38" style:family="text">
      <style:text-properties officeooo:rsid="00836a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1</text:p>
      <table:table table:name="Table1" table:style-name="Table1">
        <table:table-column table:style-name="Table1.A"/>
        <table:table-column table:style-name="Table1.B"/>
        <table:table-row>
          <table:table-cell table:style-name="Table1.A1" office:value-type="string">
            <text:p text:style-name="P3">Course Title:</text:p>
          </table:table-cell>
          <table:table-cell table:style-name="Table1.A1" office:value-type="string">
            <text:p text:style-name="P17">Terminología Especializada <text:span text:style-name="T16">en Documentos </text:span>Jurídic<text:span text:style-name="T16">os</text:span></text:p>
          </table:table-cell>
        </table:table-row>
        <table:table-row>
          <table:table-cell table:style-name="Table1.A1" office:value-type="string">
            <text:p text:style-name="P10">Course ID:</text:p>
          </table:table-cell>
          <table:table-cell table:style-name="Table1.A1" office:value-type="string">
            <text:p text:style-name="P4">IT0<text:span text:style-name="T17">733</text:span><text:span text:style-name="T5"> </text:span><text:span text:style-name="T13">(Marron, 25-2)</text:span></text:p>
          </table:table-cell>
        </table:table-row>
        <table:table-row>
          <table:table-cell table:style-name="Table1.A1" office:value-type="string">
            <text:p text:style-name="P11">Cohort <text:span text:style-name="T4">ID</text:span>:</text:p>
          </table:table-cell>
          <table:table-cell table:style-name="Table1.A1" office:value-type="string">
            <text:p text:style-name="P6">7A</text:p>
          </table:table-cell>
        </table:table-row>
        <table:table-row>
          <table:table-cell table:style-name="Table1.A1" office:value-type="string">
            <text:p text:style-name="P12"><text:span text:style-name="T14">Exam </text:span>Date:</text:p>
          </table:table-cell>
          <table:table-cell table:style-name="Table1.A1" office:value-type="string">
            <text:p text:style-name="P5">1<text:span text:style-name="T17">1</text:span><text:span text:style-name="T15">-</text:span><text:span text:style-name="T17">12</text:span> Feb 2025</text:p>
          </table:table-cell>
        </table:table-row>
      </table:table>
      <text:p text:style-name="P3"/>
      <text:p text:style-name="P9"><text:span text:style-name="T2">General </text:span><text:span text:style-name="T1">Instructions: </text:span><text:span text:style-name="T10">Print</text:span><text:span text:style-name="T3"> </text:span><text:span text:style-name="T7">your name in the upper right-hand corner </text:span><text:span text:style-name="T12">of this paper</text:span><text:span text:style-name="T7">. </text:span><text:span text:style-name="T8">Read each item carefully. Be sure that you understand exactly what is being asked of you. </text:span><text:span text:style-name="T9">Begin your answers on the backside of this paper </text:span><text:span text:style-name="T11">and a</text:span><text:span text:style-name="T9">dd extra sheets of paper as needed. Be sure to write your name on any extra sheets of paper. </text:span><text:span text:style-name="T11">S</text:span><text:span text:style-name="T9">taple all exam papers together when you are finished.</text:span></text:p>
      <text:p text:style-name="P14"/>
      <text:p text:style-name="P9"><text:span text:style-name="T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5"/>
      <text:p text:style-name="P8">This is a closed book exam.</text:p>
      <text:p text:style-name="P7"/>
      <text:p text:style-name="P7"/>
      <text:p text:style-name="P2">Task 1</text:p>
      <text:p text:style-name="P18"><text:span text:style-name="T21">W</text:span>rite a condensed summary from your paper on the history of <text:span text:style-name="T18">a field of law </text:span>in Mexico. Your condensed summary should recount the <text:span text:style-name="T18">general </text:span>history of the field <text:span text:style-name="T20">you selected, </text:span>but <text:span text:style-name="T19">must </text:span>focus on the present state of the <text:span text:style-name="T18">legal field</text:span> <text:span text:style-name="T19">in Mexico</text:span>. <text:span text:style-name="T21">W</text:span>rite this condensed summary in English.</text:p>
      <text:p text:style-name="P18"/>
      <text:p text:style-name="P18"/>
      <text:p text:style-name="P28">Task <text:span text:style-name="T22">2</text:span></text:p>
      <text:p text:style-name="P30"><text:span text:style-name="T23">Jargon is defined as the set of </text:span>special words or expressions that are used by a particular profession or group and are difficult for others to understand. <text:span text:style-name="T26">Answer the following </text:span><text:span text:style-name="T38">questions </text:span><text:span text:style-name="T26">related to jargon:</text:span></text:p>
      <text:list xml:id="list2508208914" text:style-name="L1">
        <text:list-item>
          <text:p text:style-name="P21">Why does jargon evolve in virtually any human endeavor? </text:p>
        </text:list-item>
        <text:list-item>
          <text:p text:style-name="P22">Is legal language considered jargon? Explain.</text:p>
        </text:list-item>
        <text:list-item>
          <text:p text:style-name="P21">Compare and contrast “ good” <text:s/>and “ bad” <text:s/>jargon.</text:p>
        </text:list-item>
      </text:list>
      <text:p text:style-name="P20"/>
      <text:p text:style-name="P20"/>
      <text:p text:style-name="P28">Task <text:span text:style-name="T27">3</text:span></text:p>
      <text:p text:style-name="P24">The legal system<text:span text:style-name="T29">s</text:span> in México and in the US are fundamentally different. Discuss these differences by answering the following questions:</text:p>
      <text:list xml:id="list2733563533" text:style-name="L2">
        <text:list-item>
          <text:p text:style-name="P23">Define the term, “legal system” . </text:p>
        </text:list-item>
        <text:list-item>
          <text:p text:style-name="P25">Discuss civil law and common law with respect to México and the US. What are the historical roots of each <text:span text:style-name="T29">legal </text:span>system? What are the areas which differ most when comparing the two legal systems? What are some advantages and disadvantages to each legal system?<text:span text:style-name="T28">. </text:span></text:p>
        </text:list-item>
      </text:list>
      <text:p text:style-name="P18"/>
      <text:p text:style-name="P29">Task <text:span text:style-name="T33">4</text:span></text:p>
      <text:p text:style-name="P19">The <text:s/>Diario Oficial de la Federación <text:span text:style-name="T30">(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30">The DOF is governed by federal law in, <text:s/>LEY DEL DIARIO OFICIAL DE LA </text:span><text:soft-page-break/><text:span text:style-name="T30">FEDERACIÓN Y GACETAS GUBERNAMENTALES. Article 3 of this law stipulates what may be published in the DOF. </text:span><text:span text:style-name="T31">Translate </text:span><text:span text:style-name="T32">the third </text:span><text:span text:style-name="T31">Article <text:s/>into English.</text:span></text:p>
      <text:p text:style-name="P19"/>
      <text:p text:style-name="P31">ARTICULO 3o.- Serán materia de publicación en el Diario Oficial de la Federación:</text:p>
      <text:p text:style-name="P32">I.- Las leyes y decretos expedidos por el Congreso de la Unión, así como cualquier otro acto o resolución relativos a la actividad parlamentaria que sean de interés general;</text:p>
      <text:p text:style-name="P31"/>
      <text:p text:style-name="P32">II.-Los decretos, reglamentos, acuerdos y órdenes del Ejecutivo Federal que sean de interés general;</text:p>
      <text:p text:style-name="P32">III.-Los acuerdos, circulares y órdenes de las Dependencias del Ejecutivo Federal, que sean de interés general;</text:p>
      <text:p text:style-name="P32"/>
      <text:p text:style-name="P32">IV.-Los Tratados celebrados por el Gobierno de los Estados Unidos Mexicanos;</text:p>
      <text:p text:style-name="P32"/>
      <text:p text:style-name="P32">V.- Los acuerdos y resoluciones de interés general emitidos por el Pleno de la Suprema Corte de Justicia de la Nación, el Consejo de la Judicatura Federal y el Tribunal Electoral del Poder Judicial de la Federación;</text:p>
      <text:p text:style-name="P31"/>
      <text:p text:style-name="P32">VI.- Las disposiciones jurídicas que la Constitución y las leyes ordenen que se publiquen en el Periódico Oficial;</text:p>
      <text:p text:style-name="P31"/>
      <text:p text:style-name="P32">VII.- Los acuerdos y resoluciones de carácter general que emitan los Órganos Constitucionales Autónomos que sean de interés general;</text:p>
      <text:p text:style-name="P31"/>
      <text:p text:style-name="P32">VIII.- Aquellos actos o resoluciones que por propia importancia así lo determine el Presidente de la República, y</text:p>
      <text:p text:style-name="P31"/>
      <text:p text:style-name="P32">IX.- Las fe de erratas que la autoridad estime necesarias.</text:p>
      <text:p text:style-name="P26"/>
      <text:p text:style-name="P26"/>
      <text:p text:style-name="P29">Task <text:span text:style-name="T34">5</text:span></text:p>
      <text:p text:style-name="P35"><text:span text:style-name="T25">Both Mexico and the US have laws regarding </text:span><text:span text:style-name="T35">l</text:span><text:span text:style-name="T34">ease termination </text:span><text:span text:style-name="T36">for cases </text:span><text:span text:style-name="T35">where there is a legally binding </text:span><text:span text:style-name="T34">landlord-tenant contract </text:span><text:span text:style-name="T35">in place</text:span><text:span text:style-name="T34">. </text:span><text:span text:style-name="T37">Compare and contrast these laws by answering the following questions:</text:span></text:p>
      <text:list xml:id="list1274264683" text:style-name="L3">
        <text:list-item>
          <text:p text:style-name="P33">When does a tenant have the right to terminate a rental contract <text:span text:style-name="T35">in México? In the US? Are tenants granted the same rights in both countries?</text:span></text:p>
          <text:p text:style-name="P33"/>
        </text:list-item>
        <text:list-item>
          <text:p text:style-name="P34">When does a landlord have the right to evict a tenant in México? In the US? Are landlords granted the same rights in both countries?</text:p>
          <text:p text:style-name="P34"/>
        </text:list-item>
        <text:list-item>
          <text:p text:style-name="P27">Compare and contrast the legal rights in México and the US for for both tenants and landlords.</text:p>
        </text:list-item>
      </text:list>
      <text:p text:style-name="P18"/>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3T20:47:49.125286295</dc:date>
    <meta:editing-duration>PT10H1M52S</meta:editing-duration>
    <meta:editing-cycles>80</meta:editing-cycles>
    <meta:generator>LibreOffice/7.3.7.2$Linux_X86_64 LibreOffice_project/30$Build-2</meta:generator>
    <meta:document-statistic meta:table-count="1" meta:image-count="1" meta:object-count="0" meta:page-count="2" meta:paragraph-count="40" meta:word-count="707" meta:character-count="4185" meta:non-whitespace-character-count="3517"/>
  </office:meta>
</office:document-meta>
</file>